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solid" draw:fill-color="#ccff99" draw:textarea-horizontal-align="center" draw:textarea-vertical-align="middl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draw:marker-start-width="0.376cm" draw:marker-end-width="0.376cm" draw:fill="solid" draw:fill-color="#e6e6ff" draw:textarea-horizontal-align="center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.641cm"/>
    </style:style>
    <style:style style:name="gr4" style:family="graphic" style:parent-style-name="objectwithoutfill">
      <style:graphic-properties svg:stroke-width="0.102cm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draw:marker-start-width="0.376cm" draw:marker-end-width="0.376cm" draw:fill="solid" draw:fill-color="#ffd320" draw:textarea-horizontal-align="center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draw:marker-start-width="0.376cm" draw:marker-end-width="0.376cm" draw:fill="solid" draw:fill-color="#83caff" draw:textarea-horizontal-align="center" draw:textarea-vertical-align="middle" fo:padding-top="0.15cm" fo:padding-bottom="0.15cm" fo:padding-left="0.275cm" fo:padding-right="0.275cm" draw:shadow="visible"/>
    </style:style>
    <style:style style:name="gr7" style:family="graphic" style:parent-style-name="standard">
      <style:graphic-properties svg:stroke-width="0.051cm" draw:marker-start-width="0.376cm" draw:marker-end-width="0.376cm" draw:fill="solid" draw:fill-color="#ffffcc" draw:textarea-horizontal-align="center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svg:stroke-width="0.051cm" draw:marker-start-width="0.376cm" draw:marker-end-width="0.376cm" draw:fill="solid" draw:fill-color="#99ffcc" draw:textarea-horizontal-align="center" draw:textarea-vertical-align="middle" fo:padding-top="0.15cm" fo:padding-bottom="0.15cm" fo:padding-left="0.275cm" fo:padding-right="0.275cm" draw:shadow="visible"/>
    </style:style>
    <style:style style:name="gr9" style:family="graphic" style:parent-style-name="standard">
      <style:graphic-properties svg:stroke-width="0.051cm" draw:marker-start-width="0.376cm" draw:marker-end-width="0.376cm" draw:fill="solid" draw:fill-color="#ffcccc" draw:textarea-horizontal-align="center" draw:textarea-vertical-align="middle" fo:padding-top="0.15cm" fo:padding-bottom="0.15cm" fo:padding-left="0.275cm" fo:padding-right="0.275cm" draw:shadow="visible"/>
    </style:style>
    <style:style style:name="P1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family="Arial" style:font-style-name="Regular" style:font-family-generic="swiss" fo:font-size="26pt" fo:font-style="italic" fo:font-weight="normal" style:font-family-asian="Arial" style:font-style-name-asian="Regular" style:font-family-generic-asian="swiss" style:font-size-asian="26pt" style:font-style-asian="italic" style:font-weight-asian="normal" style:font-family-complex="Arial" style:font-style-name-complex="Regular" style:font-family-generic-complex="swiss" style:font-size-complex="2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13cm" svg:height="2.43cm" svg:x="0.213cm" svg:y="0.283cm">
          <text:p text:style-name="P1"><text:span text:style-name="T1">setpoint</text:span></text:p>
        </draw:rect>
        <draw:g>
          <draw:ellipse draw:style-name="gr2" draw:text-style-name="P2" draw:layer="layout" svg:width="1.769cm" svg:height="1.653cm" svg:x="6.089cm" svg:y="0.687cm">
            <text:p/>
          </draw:ellipse>
          <draw:frame draw:style-name="gr3" draw:text-style-name="P4" draw:layer="layout" svg:width="1.141cm" svg:height="1.271cm" svg:x="6.487cm" svg:y="0.832cm">
            <draw:text-box>
              <text:p text:style-name="P3"><text:span text:style-name="T2">–</text:span></text:p>
            </draw:text-box>
          </draw:frame>
        </draw:g>
        <draw:line draw:style-name="gr4" draw:text-style-name="P2" draw:layer="layout" svg:x1="4.326cm" svg:y1="1.501cm" svg:x2="6.104cm" svg:y2="1.501cm">
          <text:p/>
        </draw:line>
        <draw:line draw:style-name="gr4" draw:text-style-name="P2" draw:layer="layout" svg:x1="4.326cm" svg:y1="1.501cm" svg:x2="6.104cm" svg:y2="1.501cm">
          <text:p/>
        </draw:line>
        <draw:rect draw:style-name="gr5" draw:text-style-name="P1" draw:layer="layout" svg:width="6.224cm" svg:height="2.43cm" svg:x="14.121cm" svg:y="0.283cm">
          <text:p text:style-name="P1"><text:span text:style-name="T1">compensator</text:span></text:p>
        </draw:rect>
        <draw:rect draw:style-name="gr6" draw:text-style-name="P1" draw:layer="layout" svg:width="3.046cm" svg:height="2.43cm" svg:x="17.299cm" svg:y="4.313cm">
          <text:p text:style-name="P1"><text:span text:style-name="T1">input</text:span></text:p>
        </draw:rect>
        <draw:rect draw:style-name="gr7" draw:text-style-name="P1" draw:layer="layout" svg:width="4.932cm" svg:height="2.43cm" svg:x="10.646cm" svg:y="4.318cm">
          <text:p text:style-name="P1"><text:span text:style-name="T1">plant</text:span></text:p>
        </draw:rect>
        <draw:rect draw:style-name="gr8" draw:text-style-name="P1" draw:layer="layout" svg:width="3.821cm" svg:height="2.43cm" svg:x="5.085cm" svg:y="4.318cm">
          <text:p text:style-name="P1"><text:span text:style-name="T1">output</text:span></text:p>
        </draw:rect>
        <draw:line draw:style-name="gr4" draw:text-style-name="P2" draw:layer="layout" svg:x1="10.674cm" svg:y1="5.588cm" svg:x2="8.87cm" svg:y2="5.588cm">
          <text:p/>
        </draw:line>
        <draw:line draw:style-name="gr4" draw:text-style-name="P2" draw:layer="layout" svg:x1="6.987cm" svg:y1="4.318cm" svg:x2="6.987cm" svg:y2="2.34cm">
          <text:p/>
        </draw:line>
        <draw:rect draw:style-name="gr9" draw:text-style-name="P1" draw:layer="layout" svg:width="2.733cm" svg:height="2.43cm" svg:x="9.613cm" svg:y="0.283cm">
          <text:p text:style-name="P1"><text:span text:style-name="T1">error</text:span></text:p>
        </draw:rect>
        <draw:line draw:style-name="gr4" draw:text-style-name="P2" draw:layer="layout" svg:x1="7.901cm" svg:y1="1.501cm" svg:x2="9.679cm" svg:y2="1.501cm">
          <text:p/>
        </draw:line>
        <draw:line draw:style-name="gr4" draw:text-style-name="P2" draw:layer="layout" svg:x1="12.373cm" svg:y1="1.501cm" svg:x2="14.179cm" svg:y2="1.501cm">
          <text:p/>
        </draw:line>
        <draw:polyline draw:style-name="gr4" draw:text-style-name="P2" draw:layer="layout" svg:width="1.525cm" svg:height="4.063cm" svg:x="20.345cm" svg:y="1.524cm" svg:viewBox="0 0 1526 4064" draw:points="0,0 1526,0 1526,4064 0,4064">
          <text:p/>
        </draw:polyline>
        <draw:line draw:style-name="gr4" draw:text-style-name="P2" draw:layer="layout" svg:x1="17.327cm" svg:y1="5.588cm" svg:x2="15.521cm" svg:y2="5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098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0M11S</meta:editing-duration>
    <meta:editing-cycles>8</meta:editing-cycles>
    <meta:generator>OpenOffice/4.1.4$Win32 OpenOffice.org_project/414m5$Build-9788</meta:generator>
    <dc:date>2017-12-13T21:40:32.63</dc:date>
    <dc:creator>Pawel Gburzynski</dc:creator>
    <meta:document-statistic meta:object-count="17"/>
  </office:meta>
</office:document-meta>
</file>